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f8dcc" officeooo:paragraph-rsid="001f8dcc"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fo:font-weight="normal" officeooo:rsid="001f8dcc" officeooo:paragraph-rsid="001f8dcc" style:font-size-asian="16pt" style:font-weight-asian="normal" style:font-size-complex="16pt" style:font-weight-complex="normal"/>
    </style:style>
    <style:style style:name="P3" style:family="paragraph" style:parent-style-name="Standard">
      <style:paragraph-properties fo:text-align="start" style:justify-single-word="false"/>
      <style:text-properties style:font-name="Times New Roman" fo:font-size="12pt" fo:font-weight="normal" officeooo:rsid="001f8dcc" officeooo:paragraph-rsid="001f8dcc"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imes New Roman" fo:font-size="12pt" fo:font-weight="normal" officeooo:rsid="001f8dcc" officeooo:paragraph-rsid="001f8dcc" style:font-size-asian="12pt" style:font-weight-asian="normal" style:font-size-complex="12pt" style:font-weight-complex="normal"/>
    </style:style>
    <style:style style:name="P5" style:family="paragraph" style:parent-style-name="Text_20_body">
      <style:text-properties style:font-name="Times New Roman"/>
    </style:style>
    <style:style style:name="P6" style:family="paragraph" style:parent-style-name="Text_20_body">
      <style:paragraph-properties fo:text-align="center" style:justify-single-word="false"/>
      <style:text-properties style:font-name="Times New Roman" fo:font-size="16pt" style:font-size-asian="16pt" style:font-size-complex="16pt"/>
    </style:style>
    <style:style style:name="P7" style:family="paragraph" style:parent-style-name="Text_20_body">
      <style:paragraph-properties fo:text-align="center" style:justify-single-word="false"/>
      <style:text-properties style:font-name="Times New Roman" fo:font-size="14pt" officeooo:rsid="001f8dcc" officeooo:paragraph-rsid="001f8dcc" style:font-size-asian="12.25pt" style:font-size-complex="14pt"/>
    </style:style>
    <style:style style:name="P8" style:family="paragraph" style:parent-style-name="Text_20_body">
      <style:paragraph-properties fo:text-align="start" style:justify-single-word="false"/>
      <style:text-properties style:font-name="Times New Roman" fo:font-size="14pt" fo:font-weight="bold" officeooo:rsid="0020a379" officeooo:paragraph-rsid="0020a379" style:font-size-asian="14pt" style:font-weight-asian="bold" style:font-size-complex="14pt" style:font-weight-complex="bold"/>
    </style:style>
    <style:style style:name="P9" style:family="paragraph" style:parent-style-name="Text_20_body">
      <style:paragraph-properties fo:text-align="start" style:justify-single-word="false"/>
      <style:text-properties style:font-name="Times New Roman" fo:font-size="12pt" fo:font-weight="normal" officeooo:rsid="0020a379" officeooo:paragraph-rsid="0020a379"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style:font-name="Times New Roman" fo:font-size="12pt" fo:font-weight="normal" officeooo:rsid="0020a379" officeooo:paragraph-rsid="0022346c" style:font-size-asian="10.5pt" style:font-weight-asian="normal" style:font-size-complex="12pt" style:font-weight-complex="normal"/>
    </style:style>
    <style:style style:name="P11" style:family="paragraph" style:parent-style-name="Text_20_body">
      <style:paragraph-properties fo:text-align="start" style:justify-single-word="false"/>
      <style:text-properties style:font-name="Times New Roman" fo:font-size="12pt" fo:font-weight="normal" officeooo:rsid="0022a625" officeooo:paragraph-rsid="0023a097"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font-name="Times New Roman" fo:font-size="12pt" fo:font-weight="normal" officeooo:rsid="0022a625" officeooo:paragraph-rsid="00245d5a"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style:font-name="Times New Roman" fo:font-size="12pt" fo:font-weight="normal" officeooo:rsid="001fb7b7" officeooo:paragraph-rsid="001fb7b7"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style:font-name="Times New Roman" fo:font-weight="bold" officeooo:rsid="001fb7b7" officeooo:paragraph-rsid="001fb7b7" style:font-weight-asian="bold" style:font-weight-complex="bold"/>
    </style:style>
    <style:style style:name="P15" style:family="paragraph" style:parent-style-name="Text_20_body">
      <style:paragraph-properties fo:text-align="start" style:justify-single-word="false"/>
      <style:text-properties style:font-name="Times New Roman" fo:font-weight="normal" officeooo:rsid="0020a379" officeooo:paragraph-rsid="0020a379" style:font-weight-asian="normal" style:font-weight-complex="normal"/>
    </style:style>
    <style:style style:name="P16" style:family="paragraph" style:parent-style-name="Text_20_body">
      <style:paragraph-properties fo:text-align="start" style:justify-single-word="false"/>
      <style:text-properties style:font-name="Times New Roman" officeooo:paragraph-rsid="0020a379"/>
    </style:style>
    <style:style style:name="P17" style:family="paragraph" style:parent-style-name="Text_20_body">
      <style:text-properties officeooo:paragraph-rsid="0026594d"/>
    </style:style>
    <style:style style:name="P18" style:family="paragraph" style:parent-style-name="Heading_20_1">
      <style:paragraph-properties fo:text-align="center" style:justify-single-word="false"/>
      <style:text-properties style:font-name="Times New Roman" fo:font-size="16pt" style:font-size-asian="16pt" style:font-size-complex="16pt"/>
    </style:style>
    <style:style style:name="P19" style:family="paragraph" style:parent-style-name="Heading_20_1">
      <style:paragraph-properties fo:text-align="center" style:justify-single-word="false"/>
      <style:text-properties style:font-name="Times New Roman" fo:font-size="14pt" officeooo:rsid="001f8dcc" officeooo:paragraph-rsid="001f8dcc" style:font-size-asian="12.25pt" style:font-size-complex="14pt"/>
    </style:style>
    <style:style style:name="P20" style:family="paragraph" style:parent-style-name="Heading_20_1">
      <style:paragraph-properties fo:text-align="start" style:justify-single-word="false"/>
      <style:text-properties style:font-name="Times New Roman" fo:font-size="12pt" fo:font-weight="bold" officeooo:rsid="001fb7b7" officeooo:paragraph-rsid="001fb7b7" style:font-size-asian="12pt" style:font-weight-asian="bold" style:font-size-complex="12pt" style:font-weight-complex="bold"/>
    </style:style>
    <style:style style:name="P21" style:family="paragraph" style:parent-style-name="Heading_20_2">
      <style:paragraph-properties fo:text-align="start" style:justify-single-word="false"/>
      <style:text-properties style:font-name="Times New Roman" fo:font-size="14pt" officeooo:paragraph-rsid="0020a379" style:font-size-asian="14pt" style:font-size-complex="14pt"/>
    </style:style>
    <style:style style:name="P22" style:family="paragraph" style:parent-style-name="Text_20_body">
      <style:paragraph-properties fo:text-align="start" style:justify-single-word="false"/>
      <style:text-properties style:font-name="Times New Roman" fo:font-size="14pt" fo:font-weight="bold" officeooo:rsid="0020a379" officeooo:paragraph-rsid="0020a379" style:font-size-asian="14pt" style:font-weight-asian="bold" style:font-size-complex="14pt" style:font-weight-complex="bold"/>
    </style:style>
    <style:style style:name="T1" style:family="text">
      <style:text-properties officeooo:rsid="0021a5d8"/>
    </style:style>
    <style:style style:name="T2" style:family="text">
      <style:text-properties officeooo:rsid="0022346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23a097" style:font-style-asian="italic" style:font-style-complex="italic"/>
    </style:style>
    <style:style style:name="T6" style:family="text">
      <style:text-properties fo:font-style="italic" officeooo:rsid="00245d5a" style:font-style-asian="italic" style:font-style-complex="italic"/>
    </style:style>
    <style:style style:name="T7" style:family="text">
      <style:text-properties fo:font-style="italic" officeooo:rsid="0024f270"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3a097" style:font-style-asian="normal" style:font-style-complex="normal"/>
    </style:style>
    <style:style style:name="T10" style:family="text">
      <style:text-properties fo:font-style="normal" officeooo:rsid="00245d5a" style:font-style-asian="normal" style:font-style-complex="normal"/>
    </style:style>
    <style:style style:name="T11" style:family="text">
      <style:text-properties fo:font-style="normal" officeooo:rsid="0024f270" style:font-style-asian="normal" style:font-style-complex="normal"/>
    </style:style>
    <style:style style:name="T12" style:family="text">
      <style:text-properties style:font-name="Times New Roman"/>
    </style:style>
    <style:style style:name="T13" style:family="text">
      <style:text-properties style:font-name="Times New Roman" fo:font-size="12pt" fo:font-weight="normal" officeooo:rsid="0022a625" style:font-size-asian="10.5pt" style:font-weight-asian="normal" style:font-size-complex="12pt" style:font-weight-complex="normal"/>
    </style:style>
    <style:style style:name="T14" style:family="text">
      <style:text-properties style:font-name="Times New Roman" fo:font-size="12pt" fo:font-weight="normal" officeooo:rsid="0024f270" style:font-size-asian="10.5pt" style:font-weight-asian="normal" style:font-size-complex="12pt" style:font-weight-complex="normal"/>
    </style:style>
    <style:style style:name="T15" style:family="text">
      <style:text-properties style:font-name="Times New Roman" fo:font-size="12pt" fo:font-weight="normal" officeooo:rsid="0025bf40" style:font-size-asian="10.5pt" style:font-weight-asian="normal" style:font-size-complex="12pt" style:font-weight-complex="normal"/>
    </style:style>
    <style:style style:name="T16" style:family="text">
      <style:text-properties style:font-name="Times New Roman" fo:font-size="12pt" fo:font-style="normal" fo:font-weight="normal" officeooo:rsid="0024f270" style:font-size-asian="10.5pt" style:font-style-asian="normal" style:font-weight-asian="normal" style:font-size-complex="12pt" style:font-style-complex="normal" style:font-weight-complex="normal"/>
    </style:style>
    <style:style style:name="T17" style:family="text">
      <style:text-properties style:font-name="Times New Roman" fo:font-size="12pt" fo:font-style="normal" fo:font-weight="normal" officeooo:rsid="0025bf40" style:font-size-asian="10.5pt" style:font-style-asian="normal" style:font-weight-asian="normal" style:font-size-complex="12pt" style:font-style-complex="normal" style:font-weight-complex="normal"/>
    </style:style>
    <style:style style:name="T18" style:family="text">
      <style:text-properties style:font-name="Times New Roman" fo:font-size="12pt" fo:font-style="normal" fo:font-weight="normal" officeooo:rsid="0026594d" style:font-size-asian="10.5pt" style:font-style-asian="normal" style:font-weight-asian="normal" style:font-size-complex="12pt" style:font-style-complex="normal" style:font-weight-complex="normal"/>
    </style:style>
    <style:style style:name="T19" style:family="text">
      <style:text-properties style:font-name="Times New Roman" fo:font-size="12pt" fo:font-style="italic" fo:font-weight="normal" officeooo:rsid="0025bf40" style:font-size-asian="10.5pt" style:font-style-asian="italic" style:font-weight-asian="normal" style:font-size-complex="12pt" style:font-style-complex="italic" style:font-weight-complex="normal"/>
    </style:style>
    <style:style style:name="T20" style:family="text">
      <style:text-properties style:font-name="Times New Roman" fo:font-size="12pt" fo:font-style="italic" fo:font-weight="normal" officeooo:rsid="0026594d" style:font-size-asian="10.5pt" style:font-style-asian="italic" style:font-weight-asian="normal" style:font-size-complex="12pt" style:font-style-complex="italic" style:font-weight-complex="normal"/>
    </style:style>
    <style:style style:name="T21" style:family="text">
      <style:text-properties fo:color="#ff0000" style:font-name="Times New Roman"/>
    </style:style>
    <style:style style:name="T22" style:family="text">
      <style:text-properties fo:color="#ff0000" style:font-name="Times New Roman" fo:font-size="12pt" fo:font-style="normal" fo:font-weight="normal" officeooo:rsid="0026594d" style:font-size-asian="10.5pt" style:font-style-asian="normal" style:font-weight-asian="normal" style:font-size-complex="12pt" style:font-style-complex="normal" style:font-weight-complex="normal"/>
    </style:style>
    <style:style style:name="T23" style:family="text">
      <style:text-properties fo:color="#ff0000" style:font-name="Times New Roman" fo:font-size="12pt" fo:font-style="normal" fo:font-weight="normal" officeooo:rsid="0025bf40" style:font-size-asian="10.5pt" style:font-style-asian="normal" style:font-weight-asian="normal" style:font-size-complex="12pt" style:font-style-complex="normal" style:font-weight-complex="normal"/>
    </style:style>
    <style:style style:name="T24" style:family="text">
      <style:text-properties fo:color="#ff0000" style:font-name="Times New Roman" fo:font-size="12pt" fo:font-style="italic" fo:font-weight="normal" officeooo:rsid="0025bf40" style:font-size-asian="10.5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
      <text:p text:style-name="P7"/>
      <text:p text:style-name="P7"/>
      <text:h text:style-name="P18" text:outline-level="1"/>
      <text:h text:style-name="P18" text:outline-level="1"/>
      <text:p text:style-name="P6"/>
      <text:p text:style-name="P6"/>
      <text:p text:style-name="P6"/>
      <text:h text:style-name="P18" text:outline-level="1">Project in Practical Machine Learning</text:h>
      <text:p text:style-name="P1">Radar image clustering</text:p>
      <text:p text:style-name="P4">Marko Hassinen</text:p>
      <text:p text:style-name="P4">01402958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Helsinki 20.03.2016</text:p>
      <text:p text:style-name="P3"/>
      <text:p text:style-name="P3">University of Helsinki</text:p>
      <text:p text:style-name="P3">Department of Computer Science</text:p>
      <text:h text:style-name="P20" text:outline-level="1"><text:soft-page-break/>Terms of Reference</text:h>
      <text:p text:style-name="P13">A report submitted in fulfilment of the requirements for Course 582739 Project in Practical Machine learning, Deparment of Computer Scinece, University of Helsinki.</text:p>
      <text:p text:style-name="P14"/>
      <text:p text:style-name="P14">Abstract</text:p>
      <text:p text:style-name="P15">Weather Radar image clustering is the topic of this project. This report explains which tools and methods were used in the project. Report also investigates the results of the project.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text:soft-page-break/>Table of Conten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text:soft-page-break/>Introduction</text:p>
      <text:p text:style-name="P8"/>
      <text:p text:style-name="P8">Methods</text:p>
      <text:p text:style-name="P9">Tools used in this project were programming language Python 3.4.3 (lähde), web application framework Django (version + lähde), Platform-as-a-Service(<text:span text:style-name="T2">viite</text:span>) provider Heroku(lähde). <text:span text:style-name="T2">Data analysed in project was provided by Finnish Meteorological Institute(viite)(FMI) and retrived from FMIs Web Map Service.</text:span></text:p>
      <text:p text:style-name="P10"><text:tab/>Project repository can be found <text:a xlink:type="simple" xlink:href="https://github.com/mihassin/ubiquitous-spoon" text:style-name="Internet_20_link" text:visited-style-name="Visited_20_Internet_20_Link"><text:span text:style-name="T1">https://github.com/mihassin/ubiquitous-spoon</text:span></text:a><text:span text:style-name="T1"> and the project has been </text:span>hosted at (linkki) . <text:span text:style-name="T1">Also links for project schedule </text:span><text:a xlink:type="simple" xlink:href="https://docs.google.com/spreadsheets/d/1SMEjF9h94tKEg0vpC7j1yXE0jVpetmsGcNhnBnqYh8M/edit#gid=0" text:style-name="Internet_20_link" text:visited-style-name="Visited_20_Internet_20_Link"><text:span text:style-name="T1">https://docs.google.com/spreadsheets/d/1SMEjF9h94tKEg0vpC7j1yXE0jVpetmsGcNhnBnqYh8M/edit#gid=0</text:span></text:a><text:span text:style-name="T1"> and hour accounting </text:span><text:a xlink:type="simple" xlink:href="https://docs.google.com/spreadsheets/d/1SMEjF9h94tKEg0vpC7j1yXE0jVpetmsGcNhnBnqYh8M/edit#gid=2095313416" text:style-name="Internet_20_link" text:visited-style-name="Visited_20_Internet_20_Link"><text:span text:style-name="T1">https://docs.google.com/spreadsheets/d/1SMEjF9h94tKEg0vpC7j1yXE0jVpetmsGcNhnBnqYh8M/edit#gid=2095313416</text:span></text:a><text:span text:style-name="T1">.</text:span></text:p>
      <text:p text:style-name="P10"/>
      <text:p text:style-name="P8">Results</text:p>
      <text:p text:style-name="P12">Data was retrieved from Finnish Meteorological Institutes Web Map Service. <text:span text:style-name="T4">datagathering-py </text:span><text:span text:style-name="T8">module connects to FMIs WMS server and retrieves 40 different images and saves them. FMI has 10 different weather radars located around Finland which provide the data for WMS. WMS can also give data containing all of the radar data combined in a single image. Only single radar images were used in the project, since they all shared the same shape. </text:span><text:span text:style-name="T9">Every radar also had four different things to measure, which were radar reflectivity (dbzh), radial velocity (vrad), rain classification (hclass) and cloud top height (etop_20). </text:span><text:span text:style-name="T5">datagathering.py </text:span><text:span text:style-name="T9">is </text:span><text:span text:style-name="T10">module that is </text:span><text:span text:style-name="T9">able to pull all of the different kinds of images from every FMIs weather radar in real time. Resolution of the images is 720x480 </text:span><text:span text:style-name="T10">and they are saved as jpgs</text:span><text:span text:style-name="T9">. </text:span><text:span text:style-name="T10">Image size had different options, </text:span><text:span text:style-name="T9">but 720x480 was selected because that seemed</text:span><text:span text:style-name="T10"> like </text:span><text:span text:style-name="T9">big enough. Image size affects greatly the clustering algorithms performance. </text:span><text:span text:style-name="T10">Also a smaller image size was considered, but that would have lost lot of detail.</text:span></text:p>
      <text:p text:style-name="P11"><text:span text:style-name="T9"><text:tab/>The File </text:span><text:span text:style-name="T5">preprocessor.py </text:span><text:span text:style-name="T9">is used to read images into numpy arrays. The File defines a class </text:span><text:span text:style-name="T5">preprocessor</text:span><text:span text:style-name="T9">, which has three local attributes </text:span><text:span text:style-name="T5">data, amount </text:span><text:span text:style-name="T9">and</text:span><text:span text:style-name="T5"> path</text:span><text:span text:style-name="T9">. </text:span><text:span text:style-name="T5">Data</text:span><text:span text:style-name="T9"> datatype is pythons built-in list, because with large amounts(i.e. &gt;1000) of images </text:span><text:span text:style-name="T5">data</text:span><text:span text:style-name="T9">s conversion into numpy array would take a lot of time. </text:span><text:span text:style-name="T5">Amount </text:span><text:span text:style-name="T9">holds the information about the amount of images read with </text:span><text:span text:style-name="T5">preprocessor</text:span><text:span text:style-name="T9">. Directory path to the images read by </text:span><text:span text:style-name="T5">preprocessor </text:span><text:span text:style-name="T9">has been saved into </text:span><text:span text:style-name="T5">path</text:span><text:span text:style-name="T9">. </text:span><text:span text:style-name="T6">preprocessor </text:span><text:span text:style-name="T10">has three public functions and one local. The local function is called </text:span><text:span text:style-name="T6">read_data()</text:span><text:span text:style-name="T10"> and it has no parameters, but the convetional </text:span><text:span text:style-name="T6">self</text:span><text:span text:style-name="T10"> parameter. It uses the module </text:span><text:span text:style-name="T6">os</text:span><text:span text:style-name="T10"> to read traverse through the filesystem. The function also assumes that the files within the root are images, which the module </text:span><text:span text:style-name="T6">matplotlib.image</text:span><text:span text:style-name="T10"> can read. </text:span><text:span text:style-name="T6">matplotlib.image.imread </text:span><text:span text:style-name="T10">returns </text:span><text:span text:style-name="T6">numpy</text:span><text:span text:style-name="T10"> arrays with the shape (480, 720, 3) in this case. r</text:span><text:span text:style-name="T6">ead_data() </text:span><text:span text:style-name="T10">appends the class attribute </text:span><text:span text:style-name="T6">data </text:span><text:span text:style-name="T10">and returns it. Functions </text:span><text:span text:style-name="T6">count_data() </text:span><text:span text:style-name="T10">and </text:span><text:span text:style-name="T6">get_path()</text:span><text:span text:style-name="T10"> work as typical getter-functions(viite). </text:span><text:span text:style-name="T7">get_data() </text:span><text:span text:style-name="T11"><text:s/>has one paratemeter </text:span><text:span text:style-name="T7">path</text:span><text:span text:style-name="T11">, which is a string that represents </text:span><text:soft-page-break/><text:span text:style-name="T11">the directory path to the data. </text:span><text:span text:style-name="T7">get_data()</text:span><text:span text:style-name="T11"> uses </text:span><text:span text:style-name="T7">read_data()</text:span><text:span text:style-name="T11"> to get the data and stores </text:span><text:span text:style-name="T7">path, amount </text:span><text:span text:style-name="T11">and the </text:span><text:span text:style-name="T7">data </text:span><text:span text:style-name="T11"><text:s/>itself. If </text:span><text:span text:style-name="T7">get_data() </text:span><text:span text:style-name="T11">is called twice with same </text:span><text:span text:style-name="T7">path</text:span><text:span text:style-name="T11">, then </text:span><text:span text:style-name="T7">read_data() </text:span><text:span text:style-name="T11">is called only once. </text:span><text:span text:style-name="T7">get_data()</text:span><text:span text:style-name="T11"> returns a four dimensional matrix, which contains all the images as pixel arrays</text:span><text:span text:style-name="T7">.</text:span><text:span text:style-name="T11"> </text:span><text:span text:style-name="T7">get_data_as_2d()</text:span><text:span text:style-name="T11"> has also one parameter </text:span><text:span text:style-name="T7">path </text:span><text:span text:style-name="T11">and it uses </text:span><text:span text:style-name="T7">get_data()</text:span><text:span text:style-name="T11">, but returns data as two dimensional matrix instead of four, where all single images have been reshaped into one dimension with </text:span><text:span text:style-name="T7">numpys </text:span><text:span text:style-name="T11">rehape function.</text:span></text:p>
      <text:p text:style-name="P17"><text:span text:style-name="T16"><text:tab/></text:span><text:span text:style-name="T17">All clustering related code has been encapsulated in </text:span><text:span text:style-name="T19">my_models.py </text:span><text:span text:style-name="T17">file. The file has a class </text:span><text:span text:style-name="T19">my_models</text:span><text:span text:style-name="T17"> that includes every machine learning algorithm used in the project. </text:span><text:span text:style-name="T13">K-means (Flach, </text:span><text:span text:style-name="T14">2012</text:span><text:span text:style-name="T13">), k-metoids (Flach, </text:span><text:span text:style-name="T14">2012</text:span><text:span text:style-name="T13">) algorithms were selected for cluster analysis </text:span><text:span text:style-name="T15">and they are implemented as functions inside </text:span><text:span text:style-name="T19">my_models</text:span><text:span text:style-name="T17">. K-means and k-metoids require initial cluster kernels and local function </text:span><text:span text:style-name="T19">randomly_init_cluster_kernels() </text:span><text:span text:style-name="T17">does exactly that. It has two parameters </text:span><text:span text:style-name="T19">data </text:span><text:span text:style-name="T17">and </text:span><text:span text:style-name="T19">k,</text:span><text:span text:style-name="T17"> where k is the desired amount of clusters. </text:span><text:span text:style-name="T19">randomly_init_cluster_kernels()</text:span><text:span text:style-name="T17"> uses </text:span><text:span text:style-name="T19">numpy.random.randint()</text:span><text:span text:style-name="T17"> to get a random value between 0 and n, where n is the amount of data. Then it stores the random index(key) and coresponding pixel array and repeats this k times. Finally it returns two </text:span><text:span text:style-name="T19">numpy.array</text:span><text:span text:style-name="T17">s first one containing new random kernels and second one containing their keys. </text:span><text:span text:style-name="T19">clusterify() </text:span><text:span text:style-name="T17"><text:s/>is also local function that returns a dictionary containing every single pixel arrays index. Dictionarys keys values represent the indexes of kernel array. </text:span><text:span text:style-name="T24">Clusterify()</text:span><text:span text:style-name="T23"> is a bottleneck, because it's running time is one of the worst </text:span><text:span text:style-name="T22">of the components of k-means and -metoids</text:span><text:span text:style-name="T23"> </text:span><text:span text:style-name="T22">O(n*k*O(dist_2))</text:span><text:span text:style-name="T23">.</text:span><text:span text:style-name="T17"> </text:span><text:span text:style-name="T18">This means that by improving </text:span><text:span text:style-name="T20">clusterify()</text:span><text:span text:style-name="T18"> k-means and -metoids running time would improve. </text:span></text:p>
      <text:p text:style-name="P17"><text:span text:style-name="T18"><text:tab/></text:span><text:span text:style-name="T22">I made an experiment with image size (480x720x3), amount of images n = 1142, amount of clusters k = 10 and the </text:span><text:span text:style-name="T21">averidge</text:span><text:span text:style-name="T22"> running time for clusterify was 69 seconds. So if k-means runs at least 69 seconds and converges after 100 rounds, it would require at least 6900 seconds approx 2 hours to complete. After this experiment I decided to reduce the number of clusters to 4 and then clusterify ran 27 seconds. Also I decided to run k-means with less data (n&lt;1000). </text:span></text:p>
      <text:p text:style-name="P8"/>
      <text:p text:style-name="P8">Discussion</text:p>
      <text:p text:style-name="P8"/>
      <text:p text:style-name="P8">Conclusion</text:p>
      <text:p text:style-name="P8"/>
      <text:p text:style-name="P8">Appendices</text:p>
      <text:p text:style-name="P8"/>
      <text:h text:style-name="P21" text:outline-level="2">References</text:h>
      <text:p text:style-name="P5">Flach, P. (2012). <text:span text:style-name="T3">Machine Learning</text:span>. Cambridge: Cambridge Univ. Press.</text:p>
      <text:p text:style-name="P16"/>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8:41:36.639448968</meta:creation-date>
    <dc:date>2016-03-03T21:00:55.943000000</dc:date>
    <meta:editing-duration>PT1H23M55S</meta:editing-duration>
    <meta:editing-cycles>5</meta:editing-cycles>
    <meta:generator>LibreOffice/5.0.3.2$Windows_x86 LibreOffice_project/e5f16313668ac592c1bfb310f4390624e3dbfb75</meta:generator>
    <meta:document-statistic meta:table-count="0" meta:image-count="0" meta:object-count="0" meta:page-count="6" meta:paragraph-count="26" meta:word-count="849" meta:character-count="5754" meta:non-whitespace-character-count="4921"/>
  </office:meta>
</office:document-meta>
</file>